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8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9.6mm" svg:height="9.88mm" svg:x="96.16mm" svg:y="0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1"/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/R</text:p>
          </table:table-cell>
          <table:table-cell/>
          <table:table-cell table:style-name="ce2" office:value-type="string" calcext:value-type="string">
            <text:p>ω<text:span text:style-name="T1">a</text:span></text:p>
          </table:table-cell>
          <table:table-cell table:style-name="ce2" office:value-type="string" calcext:value-type="string">
            <text:p>ω<text:span text:style-name="T1">П</text:span></text:p>
          </table:table-cell>
        </table:table-row>
        <table:table-row table:style-name="ro2">
          <table:table-cell office:value-type="string" calcext:value-type="string">
            <text:p>Земля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Солнце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Лун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Марс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Юпитер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Сатурн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Уран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Нептун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Венер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Меркурий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.00.0000</text:date>, <text:time style:data-style-name="N2" text:time-value="15:57:37.07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5:34:08.987000000</meta:creation-date>
    <meta:generator>LibreOffice/5.2.0.4$Windows_x86 LibreOffice_project/066b007f5ebcc236395c7d282ba488bca6720265</meta:generator>
    <dc:date>2016-12-17T15:59:11.794000000</dc:date>
    <meta:editing-duration>PT23M44S</meta:editing-duration>
    <meta:editing-cycles>2</meta:editing-cycles>
    <meta:document-statistic meta:table-count="1" meta:cell-count="15" meta:object-count="1"/>
  </office:meta>
</office:document-meta>
</file>

<file path=Object 1/content.xml><?xml version="1.0" encoding="utf-8"?>
<math xmlns="http://www.w3.org/1998/Math/MathML" display="block">
  <semantics>
    <msqrt>
      <mfrac>
        <mi>M</mi>
        <mi>R</mi>
      </mfrac>
    </msqrt>
    <annotation encoding="StarMath 5.0">sqrt{ M over R }</annotation>
  </semantics>
</math>
</file>